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a66" officeooo:paragraph-rsid="00166a66"/>
    </style:style>
    <style:style style:name="P2" style:family="paragraph" style:parent-style-name="Standard">
      <style:text-properties officeooo:rsid="00166a66" officeooo:paragraph-rsid="00166a66"/>
    </style:style>
    <style:style style:name="T1" style:family="text">
      <style:text-properties officeooo:rsid="00175656"/>
    </style:style>
    <style:style style:name="T2" style:family="text">
      <style:text-properties officeooo:rsid="001881fd"/>
    </style:style>
    <style:style style:name="T3" style:family="text">
      <style:text-properties officeooo:rsid="0019e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section{Estado del arte}</text:p>
      <text:p text:style-name="P1"><text:tab/></text:p>
      <text:p text:style-name="P1"><text:tab/><text:span text:style-name="T3">Entre toda la informaci\’on p\’ublica que se ha extendido en la era de las redes sociales, se encuentra la </text:span><text:span text:style-name="T1">noci\’on </text:span><text:span text:style-name="T3">general </text:span><text:span text:style-name="T1">de que nuestro comportamiento en internet </text:span><text:span text:style-name="T2">influencia</text:span><text:span text:style-name="T1"> el contenido que </text:span><text:span text:style-name="T2">se nos ofrece, </text:span><text:span text:style-name="T3">a un extremo tal que lo vemos como algo normal. S</text:span><text:span text:style-name="T1">in embargo, </text:span><text:span text:style-name="T3">este no siempre ha sido el caso, y a\’un hoy en d\’ia las consecuencias que esto acarrea no son comprendidas del todo ni siquiera para los expertos en el tema.\\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6:34:04.712506100</meta:creation-date>
    <dc:date>2025-08-06T13:41:00.670249443</dc:date>
    <meta:editing-duration>PT15H51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79" meta:character-count="459" meta:non-whitespace-character-count="379"/>
  </office:meta>
</office:document-meta>
</file>